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504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9.3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882cm"/>
    </style:style>
    <style:style style:name="co7" style:family="table-column">
      <style:table-column-properties fo:break-before="auto" style:column-width="2.127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1.7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Excel_20_Built-in_20_Comma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Comma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Excel_20_Built-in_20_Comma">
      <style:table-cell-properties fo:background-color="#afaba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Comma">
      <style:table-cell-properties fo:background-color="#d0ce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3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20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5" table:number-columns-repeated="3" table:default-cell-style-name="ce22"/>
        <table:table-column table:style-name="co10" table:number-columns-repeated="4" table:default-cell-style-name="ce22"/>
        <table:table-column table:style-name="co10" table:number-columns-repeated="48" table:default-cell-style-name="ce20"/>
        <table:table-column table:style-name="co10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32" office:value-type="string" calcext:value-type="string" table:number-columns-spanned="3" table:number-rows-spanned="1">
            <text:p>RENDIMENTOS</text:p>
          </table:table-cell>
          <table:covered-table-cell table:number-columns-repeated="2" table:style-name="ce32"/>
          <table:table-cell table:style-name="ce39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42" office:value-type="string" office:string-value="DESCONTOS" calcext:value-type="string" table:number-columns-spanned="3" table:number-rows-spanned="1">
            <text:p><text:s/>DESCONTOS </text:p>
          </table:table-cell>
          <table:covered-table-cell table:number-columns-repeated="2" table:style-name="ce42"/>
          <table:table-cell table:style-name="ce39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style-name="ce27" table:number-columns-repeated="4"/>
          <table:table-cell table:style-name="ce4" table:number-columns-repeated="1008"/>
        </table:table-row>
        <table:table-row table:style-name="ro2">
          <table:covered-table-cell table:number-columns-repeated="4" table:style-name="ce2"/>
          <table:table-cell table:style-name="ce9" office:value-type="string" office:string-value="Remuneração Eventual ou temporária" calcext:value-type="string" table:number-columns-spanned="3" table:number-rows-spanned="1">
            <text:p><text:s/>Remuneração Eventual ou temporária </text:p>
          </table:table-cell>
          <table:covered-table-cell table:number-columns-repeated="2" table:style-name="ce15"/>
          <table:covered-table-cell table:style-name="ce23"/>
          <table:table-cell table:style-name="ce43" office:value-type="string" office:string-value="Obrigatórios Legais" calcext:value-type="string" table:number-columns-spanned="2" table:number-rows-spanned="1">
            <text:p><text:s/>Obrigatórios Legais </text:p>
          </table:table-cell>
          <table:covered-table-cell table:style-name="ce43"/>
          <table:table-cell table:style-name="ce39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23"/>
          <table:table-cell table:style-name="ce28" table:number-columns-repeated="4"/>
          <table:table-cell table:style-name="ce31" table:number-columns-repeated="1008"/>
        </table:table-row>
        <table:table-row table:style-name="ro3">
          <table:covered-table-cell table:number-columns-repeated="4" table:style-name="ce1"/>
          <table:table-cell table:style-name="ce10" office:value-type="string" calcext:value-type="string">
            <office:annotation draw:style-name="gr1" draw:text-style-name="P2" svg:width="5.176cm" svg:height="1.47cm" svg:x="31.171cm" svg:y="0.272cm" draw:caption-point-x="-5.76cm" draw:caption-point-y="0.586cm">
              <dc:date>2019-03-18T00:00:00</dc:date>
              <text:p text:style-name="P1"><text:span text:style-name="T1">Vencimento Básico</text:span></text:p>
              <text:p text:style-name="P1"><text:span text:style-name="T1">Gratificação de Promotoria</text:span></text:p>
              <text:p text:style-name="P1"><text:span text:style-name="T1"/></text:p>
            </office:annotation>
            <text:p>Remuneração Cargo Efetivo</text:p>
          </table:table-cell>
          <table:table-cell table:style-name="ce1" office:value-type="string" calcext:value-type="string">
            <office:annotation draw:style-name="gr2" draw:text-style-name="P2" svg:width="9.892cm" svg:height="3.585cm" svg:x="34.343cm" svg:y="0.365cm" draw:caption-point-x="-6.05cm" draw:caption-point-y="0.493cm">
              <dc:date>2019-03-18T00:00:00</dc:date>
              <text:p text:style-name="P1"><text:span text:style-name="T1">Gratificação de Promotoria Incorporada</text:span></text:p>
              <text:p text:style-name="P1"><text:span text:style-name="T1">Gratificação Representação Incorporada</text:span></text:p>
              <text:p text:style-name="P1"><text:span text:style-name="T1">Adicional por Tempo de Serviço</text:span></text:p>
              <text:p text:style-name="P1"><text:span text:style-name="T1">Adicional sobre Gratificação de Repres. Incorporada</text:span></text:p>
              <text:p text:style-name="P1"><text:span text:style-name="T1">Sexta Parte</text:span></text:p>
              <text:p text:style-name="P1"><text:span text:style-name="T1">Sexta Parte sobre Gratific. Represent. Incorporada</text:span></text:p>
              <text:p text:style-name="P1"><text:span text:style-name="T1">Art. 133CE - Diferença de Vencimentos</text:span></text:p>
              <text:p text:style-name="P1"><text:span text:style-name="T1">LC 924/04 - Diferença de Vencimentos</text:span></text:p>
            </office:annotation>
            <text:p>Outras Verbas Remuneratórias, Legais ou Judiciais</text:p>
          </table:table-cell>
          <table:table-cell table:style-name="ce39" office:value-type="string" office:string-value="Gratificação Natalina (13º  sal.)" calcext:value-type="string">
            <text:p><text:s/>Gratificação Natalina (13º <text:s/>sal.) </text:p>
          </table:table-cell>
          <table:covered-table-cell table:style-name="ce39"/>
          <table:table-cell table:style-name="ce26" office:value-type="string" office:string-value="Contribuição Previdenciária" calcext:value-type="string">
            <text:p><text:s/>Contribuição Previdenciária </text:p>
          </table:table-cell>
          <table:table-cell table:style-name="ce26" office:value-type="string" office:string-value="Imposto de Renda" calcext:value-type="string">
            <text:p><text:s/>Imposto de Renda </text:p>
          </table:table-cell>
          <table:covered-table-cell table:number-columns-repeated="2" table:style-name="ce39"/>
          <table:table-cell table:style-name="ce29"/>
          <table:table-cell table:style-name="ce30" table:number-columns-repeated="1011"/>
        </table:table-row>
        <table:table-row table:style-name="ro4">
          <table:table-cell table:style-name="ce3" office:value-type="float" office:value="1174" calcext:value-type="float">
            <text:p>1174</text:p>
          </table:table-cell>
          <table:table-cell table:style-name="ce3" office:value-type="string" calcext:value-type="string">
            <text:p>ABIGAIR MONTEIRO</text:p>
          </table:table-cell>
          <table:table-cell table:style-name="ce3" office:value-type="string" calcext:value-type="string">
            <text:p>OFICIAL DE PROMOTORIA I</text:p>
          </table:table-cell>
          <table:table-cell table:style-name="ce3" office:value-type="string" calcext:value-type="string">
            <text:p>AREA REGIONAL DE SAO JOSE DO RIO PRETO</text:p>
          </table:table-cell>
          <table:table-cell table:style-name="ce11" office:value-type="float" office:value="5591.11" calcext:value-type="float">
            <text:p><text:s/>5.591,11 </text:p>
          </table:table-cell>
          <table:table-cell table:style-name="ce16" office:value-type="float" office:value="2589.32" calcext:value-type="float">
            <text:p><text:s/>2.589,32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table:formula="of:=SUM([.E4:.G4])" office:value-type="float" office:value="8180.43" calcext:value-type="float">
            <text:p><text:s/>8.180,43 </text:p>
          </table:table-cell>
          <table:table-cell table:style-name="ce16" office:value-type="float" office:value="584.7" calcext:value-type="float">
            <text:p><text:s/>584,70 </text:p>
          </table:table-cell>
          <table:table-cell table:style-name="ce16" office:value-type="float" office:value="681.57" calcext:value-type="float">
            <text:p><text:s/>681,57 </text:p>
          </table:table-cell>
          <table:table-cell table:style-name="ce16" table:formula="of:=SUM([.I4:.J4])" office:value-type="float" office:value="1266.27" calcext:value-type="float">
            <text:p><text:s/>1.266,27 </text:p>
          </table:table-cell>
          <table:table-cell table:style-name="ce16" table:formula="of:=+[.H4]-[.K4]" office:value-type="float" office:value="6914.16" calcext:value-type="float">
            <text:p><text:s/>6.914,16 </text:p>
          </table:table-cell>
          <table:table-cell table:number-columns-repeated="1012"/>
        </table:table-row>
        <table:table-row table:style-name="ro4" table:number-rows-repeated="1047927">
          <table:table-cell table:number-columns-repeated="1024"/>
        </table:table-row>
        <table:table-row table:style-name="ro5" table:number-rows-repeated="64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Tabela I'.$A$1" table:cell-range-address="$'Tabela I'.$C$1:.$C$3"/>
        </table:named-expressions>
      </table:table>
      <table:named-expressions/>
      <table:database-ranges>
        <table:database-range table:name="__Anonymous_Sheet_DB__0" table:target-range-address="'Tabela I'.C1:'Tabela I'.C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8:49:05.8994908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sp</meta:initial-creator>
    <meta:creation-date>2018-08-14T20:25:09</meta:creation-date>
    <dc:date>2021-01-29T18:49:24.532275332</dc:date>
    <meta:generator>LibreOffice/6.4.4.2$Linux_X86_64 LibreOffice_project/40$Build-2</meta:generator>
    <meta:editing-duration>PT18S</meta:editing-duration>
    <meta:editing-cycles>1</meta:editing-cycles>
    <meta:document-statistic meta:table-count="1" meta:cell-count="28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